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15.1cm"/>
    </style:style>
    <style:style style:name="gr2" style:family="graphic" style:parent-style-name="standard">
      <style:graphic-properties draw:textarea-horizontal-align="justify" draw:textarea-vertical-align="middle" draw:auto-grow-height="false" fo:min-height="3.15cm" fo:min-width="15.1cm"/>
    </style:style>
    <style:style style:name="gr3" style:family="graphic" style:parent-style-name="standard">
      <style:graphic-properties draw:textarea-horizontal-align="justify" draw:textarea-vertical-align="middle" draw:auto-grow-height="false" fo:min-height="16.05cm" fo:min-width="15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8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88cm"/>
    </style:style>
    <style:style style:name="gr6" style:family="graphic" style:parent-style-name="standard">
      <style:graphic-properties draw:textarea-horizontal-align="justify" draw:textarea-vertical-align="middle" draw:auto-grow-height="false" fo:min-height="5.55cm" fo:min-width="9.8cm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18.5cm"/>
    </style:style>
    <style:style style:name="gr8" style:family="graphic" style:parent-style-name="standard">
      <style:graphic-properties draw:textarea-horizontal-align="justify" draw:textarea-vertical-align="middle" draw:auto-grow-height="false" fo:min-height="24.25cm" fo:min-width="18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1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1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83cm"/>
    </style:style>
    <style:style style:name="gr12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13" style:family="graphic" style:parent-style-name="standard">
      <style:graphic-properties draw:textarea-horizontal-align="justify" draw:textarea-vertical-align="middle" draw:auto-grow-height="false" fo:min-height="1.45cm" fo:min-width="5.6cm"/>
    </style:style>
    <style:style style:name="gr14" style:family="graphic" style:parent-style-name="standard">
      <style:graphic-properties draw:textarea-horizontal-align="justify" draw:textarea-vertical-align="middle" draw:auto-grow-height="false" fo:min-height="1.65cm" fo:min-width="4.7cm"/>
    </style:style>
    <style:style style:name="gr1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style:font-name="Calibri" fo:font-size="18pt"/>
    </style:style>
    <style:style style:name="P2" style:family="paragraph">
      <style:text-properties style:font-name="Calibri" fo:font-size="18pt"/>
    </style:style>
    <style:style style:name="P3" style:family="paragraph">
      <loext:graphic-properties draw:fill="none" draw:fill-color="#ffffff"/>
      <style:text-properties style:font-name="Calibri" fo:font-size="18pt"/>
    </style:style>
    <style:style style:name="P4" style:family="paragraph">
      <style:paragraph-properties fo:text-align="center"/>
      <style:text-properties style:font-name="Calibri"/>
    </style:style>
    <style:style style:name="P5" style:family="paragraph">
      <style:paragraph-properties fo:text-align="center"/>
    </style:style>
    <style:style style:name="P6" style:family="paragraph">
      <style:text-properties style:font-name="Calibri"/>
    </style:style>
    <style:style style:name="P7" style:family="paragraph">
      <loext:graphic-properties draw:fill="none" draw:fill-color="#ffffff"/>
      <style:text-properties style:font-name="Calibri"/>
    </style:style>
    <style:style style:name="P8" style:family="paragraph">
      <loext:graphic-properties draw:fill="none"/>
      <style:paragraph-properties fo:text-align="center"/>
      <style:text-properties style:font-name="Calibr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6cm" svg:height="3.5cm" svg:x="2.4cm" svg:y="2.3cm">
          <text:p text:style-name="P1">Turn on Bluetoot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6cm" svg:height="3.4cm" svg:x="2.4cm" svg:y="7.1cm">
          <text:p text:style-name="P1">Get Bluetooth devic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6cm" svg:height="16.3cm" svg:x="2.4cm" svg:y="11.5cm">
          <text:p text:style-name="P1">Devices list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35cm" svg:height="0.954cm" svg:x="8.665cm" svg:y="1.3cm">
          <draw:text-box>
            <text:p text:style-name="P2">Button</text:p>
          </draw:text-box>
        </draw:frame>
        <draw:frame draw:style-name="gr4" draw:text-style-name="P3" draw:layer="layout" svg:width="2.335cm" svg:height="0.954cm" svg:x="8.765cm" svg:y="6.146cm">
          <draw:text-box>
            <text:p text:style-name="P2">Button</text:p>
          </draw:text-box>
        </draw:frame>
        <draw:frame draw:style-name="gr5" draw:text-style-name="P3" draw:layer="layout" svg:width="1.488cm" svg:height="0.954cm" svg:x="9.312cm" svg:y="10.546cm">
          <draw:text-box>
            <text:p text:style-name="P2">List</text:p>
          </draw:text-box>
        </draw:frame>
      </draw:page>
      <draw:page draw:name="page2" draw:style-name="dp1" draw:master-page-name="Standard">
        <draw:custom-shape draw:style-name="gr6" draw:text-style-name="P4" draw:layer="layout" svg:width="10.3cm" svg:height="5.8cm" svg:x="5.7cm" svg:y="10.9cm">
          <text:p text:style-name="P4">Authentificatio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7" draw:text-style-name="P4" draw:layer="layout" svg:width="19cm" svg:height="1.8cm" svg:x="1cm" svg:y="1cm">
          <text:p text:style-name="P4">Nom du SAS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9cm" svg:height="24.5cm" svg:x="1cm" svg:y="4.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1.666cm" svg:height="0.954cm" svg:x="9.6cm" svg:y="0.046cm">
          <draw:text-box>
            <text:p text:style-name="P6">Text</text:p>
          </draw:text-box>
        </draw:frame>
        <draw:frame draw:style-name="gr5" draw:text-style-name="P7" draw:layer="layout" svg:width="1.488cm" svg:height="0.954cm" svg:x="9.6cm" svg:y="3.3cm">
          <draw:text-box>
            <text:p text:style-name="P6">List</text:p>
          </draw:text-box>
        </draw:frame>
        <draw:frame draw:style-name="gr10" draw:text-style-name="P7" draw:layer="layout" svg:width="4.659cm" svg:height="0.954cm" svg:x="1.096cm" svg:y="4.446cm">
          <draw:text-box>
            <text:p text:style-name="P6">Door Number :</text:p>
          </draw:text-box>
        </draw:frame>
        <draw:frame draw:style-name="gr11" draw:text-style-name="P7" draw:layer="layout" svg:width="3.783cm" svg:height="0.954cm" svg:x="10.817cm" svg:y="4.4cm">
          <draw:text-box>
            <text:p text:style-name="P6">Door state :</text:p>
          </draw:text-box>
        </draw:frame>
        <draw:custom-shape draw:style-name="gr12" draw:text-style-name="P4" draw:layer="layout" svg:width="4.2cm" svg:height="1.9cm" svg:x="1.6cm" svg:y="5.6cm">
          <text:p text:style-name="P4">Open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6.1cm" svg:height="1.7cm" svg:x="6.7cm" svg:y="5.7cm">
          <text:p text:style-name="P4">Clos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2cm" svg:height="1.9cm" svg:x="14cm" svg:y="5.6cm">
          <text:p text:style-name="P4">Lock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1cm" svg:y1="8.5cm" svg:x2="20cm" svg:y2="8.501cm">
          <text:p/>
        </draw:line>
        <draw:line draw:style-name="gr15" draw:text-style-name="P8" draw:layer="layout" svg:x1="1cm" svg:y1="8.5cm" svg:x2="20cm" svg:y2="8.501cm">
          <text:p/>
        </draw:line>
        <draw:line draw:style-name="gr15" draw:text-style-name="P8" draw:layer="layout" svg:x1="1cm" svg:y1="13.1cm" svg:x2="20cm" svg:y2="13.1cm">
          <text:p/>
        </draw:line>
        <draw:frame draw:style-name="gr10" draw:text-style-name="P7" draw:layer="layout" svg:width="4.659cm" svg:height="0.954cm" svg:x="1.096cm" svg:y="9.046cm">
          <draw:text-box>
            <text:p text:style-name="P6">Door Number :</text:p>
          </draw:text-box>
        </draw:frame>
        <draw:frame draw:style-name="gr11" draw:text-style-name="P7" draw:layer="layout" svg:width="3.783cm" svg:height="0.954cm" svg:x="10.817cm" svg:y="9cm">
          <draw:text-box>
            <text:p text:style-name="P6">Door state :</text:p>
          </draw:text-box>
        </draw:frame>
        <draw:custom-shape draw:style-name="gr12" draw:text-style-name="P4" draw:layer="layout" svg:width="4.2cm" svg:height="1.9cm" svg:x="1.6cm" svg:y="10.2cm">
          <text:p text:style-name="P4">Open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6.1cm" svg:height="1.7cm" svg:x="6.7cm" svg:y="10.3cm">
          <text:p text:style-name="P4">Clos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2cm" svg:height="1.9cm" svg:x="14cm" svg:y="10.2cm">
          <text:p text:style-name="P4">Lock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1cm" svg:y1="17.8cm" svg:x2="20.1cm" svg:y2="17.8cm">
          <text:p/>
        </draw:line>
        <draw:frame draw:style-name="gr10" draw:text-style-name="P7" draw:layer="layout" svg:width="4.659cm" svg:height="0.954cm" svg:x="1.196cm" svg:y="13.746cm">
          <draw:text-box>
            <text:p text:style-name="P6">Door Number :</text:p>
          </draw:text-box>
        </draw:frame>
        <draw:frame draw:style-name="gr11" draw:text-style-name="P7" draw:layer="layout" svg:width="3.783cm" svg:height="0.954cm" svg:x="10.917cm" svg:y="13.7cm">
          <draw:text-box>
            <text:p text:style-name="P6">Door state :</text:p>
          </draw:text-box>
        </draw:frame>
        <draw:custom-shape draw:style-name="gr12" draw:text-style-name="P4" draw:layer="layout" svg:width="4.2cm" svg:height="1.9cm" svg:x="1.7cm" svg:y="14.9cm">
          <text:p text:style-name="P4">Open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6.1cm" svg:height="1.7cm" svg:x="6.8cm" svg:y="15cm">
          <text:p text:style-name="P4">Close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2cm" svg:height="1.9cm" svg:x="14.1cm" svg:y="14.9cm">
          <text:p text:style-name="P4">Loc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4:07:04.536000000</meta:creation-date>
    <dc:date>2018-02-05T14:25:12.205000000</dc:date>
    <meta:editing-duration>PT16M28S</meta:editing-duration>
    <meta:editing-cycles>3</meta:editing-cycles>
    <meta:generator>LibreOffice/5.3.5.2$Windows_x86 LibreOffice_project/50d9bf2b0a79cdb85a3814b592608037a682059d</meta:generator>
    <meta:document-statistic meta:object-count="30"/>
  </office:meta>
</office:document-meta>
</file>